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Gentium" svg:font-family="Gentium, 'Gentium Plus', GentiumAlt, 'DejaVu Sans', 'Segoe UI', 'Lucida Grande', 'Charis SIL', 'Doulos SIL', 'TITUS Cyberbit Basic', Code2000, 'Lucida Sans Unicode'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arial" svg:font-family="arial, sans-serif"/>
    <style:font-face style:name="inherit" svg:font-family="inherit"/>
    <style:font-face style:name="q serif" svg:font-family="'q serif', Georgia, Times, 'Times New Roman', 'Hiragino Kaku Gothic Pro', Meiryo, serif"/>
    <style:font-face style:name="sans-serif" svg:font-family="sans-serif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f52df" officeooo:paragraph-rsid="0036ba64"/>
    </style:style>
    <style:style style:name="P2" style:family="paragraph" style:parent-style-name="Standard">
      <style:text-properties officeooo:paragraph-rsid="00332211"/>
    </style:style>
    <style:style style:name="P3" style:family="paragraph" style:parent-style-name="Standard">
      <style:text-properties officeooo:paragraph-rsid="00369a1a"/>
    </style:style>
    <style:style style:name="P4" style:family="paragraph" style:parent-style-name="Standard">
      <style:text-properties officeooo:paragraph-rsid="003a03d7"/>
    </style:style>
    <style:style style:name="P5" style:family="paragraph" style:parent-style-name="Standard">
      <style:text-properties officeooo:paragraph-rsid="005ae1c9"/>
    </style:style>
    <style:style style:name="P6" style:family="paragraph" style:parent-style-name="Standard">
      <style:text-properties fo:font-size="12pt" officeooo:rsid="0009cd6a" officeooo:paragraph-rsid="0009cd6a" style:font-size-asian="12pt" style:font-size-complex="12pt"/>
    </style:style>
    <style:style style:name="P7" style:family="paragraph" style:parent-style-name="Standard">
      <style:text-properties fo:font-size="12pt" officeooo:paragraph-rsid="00332211" style:font-size-asian="12pt" style:font-size-complex="12pt"/>
    </style:style>
    <style:style style:name="P8" style:family="paragraph" style:parent-style-name="Standard">
      <style:text-properties fo:font-size="12pt" officeooo:paragraph-rsid="0033c998" style:font-size-asian="12pt" style:font-size-complex="12pt"/>
    </style:style>
    <style:style style:name="P9" style:family="paragraph" style:parent-style-name="Standard">
      <style:text-properties fo:font-size="12pt" officeooo:rsid="000ba3e3" officeooo:paragraph-rsid="000ba3e3" style:font-size-asian="12pt" style:font-size-complex="12pt"/>
    </style:style>
    <style:style style:name="P10" style:family="paragraph" style:parent-style-name="Standard">
      <style:text-properties fo:font-size="12pt" officeooo:paragraph-rsid="0035ad79" style:font-size-asian="12pt" style:font-size-complex="12pt"/>
    </style:style>
    <style:style style:name="P11" style:family="paragraph" style:parent-style-name="Standard">
      <style:text-properties fo:font-size="12pt" officeooo:rsid="0010d2d6" officeooo:paragraph-rsid="003a7d7a" style:font-size-asian="12pt" style:font-size-complex="12pt"/>
    </style:style>
    <style:style style:name="P12" style:family="paragraph" style:parent-style-name="Standard">
      <style:text-properties fo:font-size="12pt" officeooo:rsid="0010d2d6" officeooo:paragraph-rsid="0010d2d6" style:font-size-asian="12pt" style:font-size-complex="12pt"/>
    </style:style>
    <style:style style:name="P13" style:family="paragraph" style:parent-style-name="Standard">
      <style:text-properties fo:font-size="12pt" officeooo:paragraph-rsid="003b9968" style:font-size-asian="12pt" style:font-size-complex="12pt"/>
    </style:style>
    <style:style style:name="P14" style:family="paragraph" style:parent-style-name="Standard">
      <style:text-properties fo:font-size="12pt" officeooo:paragraph-rsid="003d790e" style:font-size-asian="12pt" style:font-size-complex="12pt"/>
    </style:style>
    <style:style style:name="P15" style:family="paragraph" style:parent-style-name="Standard">
      <style:text-properties fo:font-size="12pt" officeooo:paragraph-rsid="003e3cee" style:font-size-asian="12pt" style:font-size-complex="12pt"/>
    </style:style>
    <style:style style:name="P16" style:family="paragraph" style:parent-style-name="Standard">
      <style:text-properties fo:font-size="12pt" officeooo:rsid="0014f268" officeooo:paragraph-rsid="0014f268" style:font-size-asian="12pt" style:font-size-complex="12pt"/>
    </style:style>
    <style:style style:name="P17" style:family="paragraph" style:parent-style-name="Standard">
      <style:text-properties fo:font-size="12pt" officeooo:paragraph-rsid="004de379" style:font-size-asian="12pt" style:font-size-complex="12pt"/>
    </style:style>
    <style:style style:name="P18" style:family="paragraph" style:parent-style-name="Standard">
      <style:text-properties fo:font-size="12pt" officeooo:paragraph-rsid="0044ce7b" style:font-size-asian="12pt" style:font-size-complex="12pt"/>
    </style:style>
    <style:style style:name="P19" style:family="paragraph" style:parent-style-name="Standard">
      <style:text-properties fo:font-size="12pt" officeooo:paragraph-rsid="0045fce5" style:font-size-asian="12pt" style:font-size-complex="12pt"/>
    </style:style>
    <style:style style:name="P20" style:family="paragraph" style:parent-style-name="Standard">
      <style:text-properties fo:font-size="12pt" officeooo:paragraph-rsid="00467ade" style:font-size-asian="12pt" style:font-size-complex="12pt"/>
    </style:style>
    <style:style style:name="P21" style:family="paragraph" style:parent-style-name="Standard">
      <style:text-properties fo:font-size="12pt" officeooo:paragraph-rsid="00484648" style:font-size-asian="12pt" style:font-size-complex="12pt"/>
    </style:style>
    <style:style style:name="P22" style:family="paragraph" style:parent-style-name="Standard">
      <style:text-properties fo:font-size="12pt" officeooo:paragraph-rsid="004fd722" style:font-size-asian="12pt" style:font-size-complex="12pt"/>
    </style:style>
    <style:style style:name="P23" style:family="paragraph" style:parent-style-name="Standard">
      <style:text-properties fo:font-size="12pt" officeooo:paragraph-rsid="00535b26" style:font-size-asian="12pt" style:font-size-complex="12pt"/>
    </style:style>
    <style:style style:name="P24" style:family="paragraph" style:parent-style-name="Standard">
      <style:text-properties fo:font-size="12pt" officeooo:rsid="001f10b0" officeooo:paragraph-rsid="001f10b0" style:font-size-asian="12pt" style:font-size-complex="12pt"/>
    </style:style>
    <style:style style:name="P25" style:family="paragraph" style:parent-style-name="Standard">
      <style:text-properties fo:font-size="12pt" officeooo:paragraph-rsid="005ae1c9" style:font-size-asian="12pt" style:font-size-complex="12pt"/>
    </style:style>
    <style:style style:name="P26" style:family="paragraph" style:parent-style-name="Standard">
      <style:text-properties fo:font-size="12pt" officeooo:paragraph-rsid="0055c925" style:font-size-asian="12pt" style:font-size-complex="12pt"/>
    </style:style>
    <style:style style:name="P27" style:family="paragraph" style:parent-style-name="Standard">
      <style:text-properties fo:font-size="12pt" officeooo:rsid="0020d5d5" officeooo:paragraph-rsid="00216586" style:font-size-asian="12pt" style:font-size-complex="12pt"/>
    </style:style>
    <style:style style:name="P28" style:family="paragraph" style:parent-style-name="Standard">
      <style:text-properties fo:font-size="12pt" officeooo:rsid="0020d5d5" officeooo:paragraph-rsid="005a005a" style:font-size-asian="12pt" style:font-size-complex="12pt"/>
    </style:style>
    <style:style style:name="P29" style:family="paragraph" style:parent-style-name="Standard">
      <style:text-properties fo:font-size="12pt" officeooo:rsid="0020d5d5" officeooo:paragraph-rsid="0020d5d5" style:font-size-asian="12pt" style:font-size-complex="12pt"/>
    </style:style>
    <style:style style:name="P30" style:family="paragraph" style:parent-style-name="Standard">
      <style:text-properties fo:font-size="12pt" officeooo:paragraph-rsid="00581d85" style:font-size-asian="12pt" style:font-size-complex="12pt"/>
    </style:style>
    <style:style style:name="P31" style:family="paragraph" style:parent-style-name="Standard">
      <style:text-properties fo:font-size="12pt" officeooo:rsid="00234723" officeooo:paragraph-rsid="005ae1c9" style:font-size-asian="12pt" style:font-size-complex="12pt"/>
    </style:style>
    <style:style style:name="P32" style:family="paragraph" style:parent-style-name="Standard">
      <style:text-properties fo:font-size="12pt" officeooo:paragraph-rsid="005b8502" style:font-size-asian="12pt" style:font-size-complex="12pt"/>
    </style:style>
    <style:style style:name="P33" style:family="paragraph" style:parent-style-name="Standard">
      <style:text-properties fo:font-size="12pt" officeooo:paragraph-rsid="005bd346" style:font-size-asian="12pt" style:font-size-complex="12pt"/>
    </style:style>
    <style:style style:name="P34" style:family="paragraph" style:parent-style-name="Standard">
      <style:text-properties fo:font-size="12pt" officeooo:paragraph-rsid="005dd295" style:font-size-asian="12pt" style:font-size-complex="12pt"/>
    </style:style>
    <style:style style:name="P35" style:family="paragraph" style:parent-style-name="Standard">
      <style:text-properties fo:font-size="12pt" officeooo:paragraph-rsid="005e5436" style:font-size-asian="12pt" style:font-size-complex="12pt"/>
    </style:style>
    <style:style style:name="P36" style:family="paragraph" style:parent-style-name="Standard">
      <style:text-properties fo:font-size="12pt" officeooo:rsid="00257d81" officeooo:paragraph-rsid="00257d81" style:font-size-asian="12pt" style:font-size-complex="12pt"/>
    </style:style>
    <style:style style:name="P37" style:family="paragraph" style:parent-style-name="Standard">
      <style:text-properties fo:font-size="12pt" officeooo:paragraph-rsid="0061affc" style:font-size-asian="12pt" style:font-size-complex="12pt"/>
    </style:style>
    <style:style style:name="P38" style:family="paragraph" style:parent-style-name="Standard">
      <style:text-properties fo:font-size="12pt" officeooo:paragraph-rsid="0061ddfe" style:font-size-asian="12pt" style:font-size-complex="12pt"/>
    </style:style>
    <style:style style:name="P39" style:family="paragraph" style:parent-style-name="Standard">
      <style:text-properties fo:font-size="12pt" officeooo:rsid="002629f6" officeooo:paragraph-rsid="002629f6" style:font-size-asian="12pt" style:font-size-complex="12pt"/>
    </style:style>
    <style:style style:name="P40" style:family="paragraph" style:parent-style-name="Standard">
      <style:text-properties fo:font-size="12pt" officeooo:paragraph-rsid="00646847" style:font-size-asian="12pt" style:font-size-complex="12pt"/>
    </style:style>
    <style:style style:name="P41" style:family="paragraph" style:parent-style-name="Standard">
      <style:text-properties fo:font-size="12pt" officeooo:rsid="0027e2ad" officeooo:paragraph-rsid="00699981" style:font-size-asian="12pt" style:font-size-complex="12pt"/>
    </style:style>
    <style:style style:name="P42" style:family="paragraph" style:parent-style-name="Standard">
      <style:text-properties fo:font-size="12pt" officeooo:rsid="0027e2ad" officeooo:paragraph-rsid="0027e2ad" style:font-size-asian="12pt" style:font-size-complex="12pt"/>
    </style:style>
    <style:style style:name="P43" style:family="paragraph" style:parent-style-name="Standard">
      <style:text-properties fo:font-size="12pt" officeooo:paragraph-rsid="00699981" style:font-size-asian="12pt" style:font-size-complex="12pt"/>
    </style:style>
    <style:style style:name="P44" style:family="paragraph" style:parent-style-name="Standard">
      <style:text-properties fo:font-size="12pt" officeooo:paragraph-rsid="006b8b3d" style:font-size-asian="12pt" style:font-size-complex="12pt"/>
    </style:style>
    <style:style style:name="P45" style:family="paragraph" style:parent-style-name="Standard">
      <style:text-properties fo:font-size="12pt" officeooo:paragraph-rsid="006c0173" style:font-size-asian="12pt" style:font-size-complex="12pt"/>
    </style:style>
    <style:style style:name="P46" style:family="paragraph" style:parent-style-name="Standard">
      <style:text-properties fo:font-size="12pt" officeooo:rsid="002b0fb0" officeooo:paragraph-rsid="006c6a4f" style:font-size-asian="12pt" style:font-size-complex="12pt"/>
    </style:style>
    <style:style style:name="P47" style:family="paragraph" style:parent-style-name="Standard">
      <style:text-properties fo:font-size="12pt" officeooo:paragraph-rsid="006dc992" style:font-size-asian="12pt" style:font-size-complex="12pt"/>
    </style:style>
    <style:style style:name="P48" style:family="paragraph" style:parent-style-name="Standard">
      <style:text-properties fo:font-size="12pt" officeooo:rsid="002c86fb" officeooo:paragraph-rsid="006dc992" style:font-size-asian="12pt" style:font-size-complex="12pt"/>
    </style:style>
    <style:style style:name="P49" style:family="paragraph" style:parent-style-name="Standard">
      <style:text-properties fo:font-size="12pt" officeooo:rsid="002c86fb" officeooo:paragraph-rsid="002c86fb" style:font-size-asian="12pt" style:font-size-complex="12pt"/>
    </style:style>
    <style:style style:name="P50" style:family="paragraph" style:parent-style-name="Standard">
      <style:text-properties fo:font-size="12pt" officeooo:paragraph-rsid="006e9a55" style:font-size-asian="12pt" style:font-size-complex="12pt"/>
    </style:style>
    <style:style style:name="P51" style:family="paragraph" style:parent-style-name="Standard">
      <style:text-properties fo:font-size="12pt" officeooo:paragraph-rsid="00317b43" style:font-size-asian="12pt" style:font-size-complex="12pt"/>
    </style:style>
    <style:style style:name="P52" style:family="paragraph" style:parent-style-name="Standard">
      <style:text-properties fo:font-size="12pt" officeooo:paragraph-rsid="0074d20e" style:font-size-asian="12pt" style:font-size-complex="12pt"/>
    </style:style>
    <style:style style:name="P53" style:family="paragraph" style:parent-style-name="Standard">
      <style:text-properties fo:font-size="12pt" officeooo:rsid="0020d5d5" officeooo:paragraph-rsid="0020d5d5" style:font-size-asian="12pt" style:font-size-complex="12pt"/>
    </style:style>
    <style:style style:name="P54" style:family="paragraph" style:parent-style-name="Standard">
      <style:text-properties fo:font-size="12pt" officeooo:rsid="0009cd6a" officeooo:paragraph-rsid="0009cd6a" style:font-size-asian="12pt" style:font-size-complex="12pt"/>
    </style:style>
    <style:style style:name="P55" style:family="paragraph" style:parent-style-name="Standard">
      <style:text-properties fo:font-size="12pt" officeooo:paragraph-rsid="0081813d" style:font-size-asian="12pt" style:font-size-complex="12pt"/>
    </style:style>
    <style:style style:name="P56" style:family="paragraph" style:parent-style-name="Standard">
      <style:text-properties officeooo:paragraph-rsid="0081813d"/>
    </style:style>
    <style:style style:name="T1" style:family="text">
      <style:text-properties officeooo:rsid="0009cd6a"/>
    </style:style>
    <style:style style:name="T2" style:family="text">
      <style:text-properties officeooo:rsid="000ba3e3"/>
    </style:style>
    <style:style style:name="T3" style:family="text">
      <style:text-properties officeooo:rsid="000d09cb"/>
    </style:style>
    <style:style style:name="T4" style:family="text">
      <style:text-properties officeooo:rsid="00127900"/>
    </style:style>
    <style:style style:name="T5" style:family="text">
      <style:text-properties officeooo:rsid="0013a5de"/>
    </style:style>
    <style:style style:name="T6" style:family="text">
      <style:text-properties officeooo:rsid="0014f268"/>
    </style:style>
    <style:style style:name="T7" style:family="text">
      <style:text-properties officeooo:rsid="00179a73"/>
    </style:style>
    <style:style style:name="T8" style:family="text">
      <style:text-properties officeooo:rsid="001966bf"/>
    </style:style>
    <style:style style:name="T9" style:family="text">
      <style:text-properties officeooo:rsid="001d3c4f"/>
    </style:style>
    <style:style style:name="T10" style:family="text">
      <style:text-properties officeooo:rsid="001f10b0"/>
    </style:style>
    <style:style style:name="T11" style:family="text">
      <style:text-properties officeooo:rsid="001f85ee"/>
    </style:style>
    <style:style style:name="T12" style:family="text">
      <style:text-properties officeooo:rsid="001b1047"/>
    </style:style>
    <style:style style:name="T13" style:family="text">
      <style:text-properties officeooo:rsid="0020d5d5"/>
    </style:style>
    <style:style style:name="T14" style:family="text">
      <style:text-properties officeooo:rsid="00216586"/>
    </style:style>
    <style:style style:name="T15" style:family="text">
      <style:text-properties officeooo:rsid="00234723"/>
    </style:style>
    <style:style style:name="T16" style:family="text">
      <style:text-properties officeooo:rsid="0023aea2"/>
    </style:style>
    <style:style style:name="T17" style:family="text">
      <style:text-properties officeooo:rsid="00257d81"/>
    </style:style>
    <style:style style:name="T18" style:family="text">
      <style:text-properties officeooo:rsid="0026ce6e"/>
    </style:style>
    <style:style style:name="T19" style:family="text">
      <style:text-properties officeooo:rsid="0027e2ad"/>
    </style:style>
    <style:style style:name="T20" style:family="text">
      <style:text-properties officeooo:rsid="0029a487"/>
    </style:style>
    <style:style style:name="T21" style:family="text">
      <style:text-properties officeooo:rsid="002bc3b9"/>
    </style:style>
    <style:style style:name="T22" style:family="text">
      <style:text-properties officeooo:rsid="002dcc33"/>
    </style:style>
    <style:style style:name="T23" style:family="text">
      <style:text-properties officeooo:rsid="002de281"/>
    </style:style>
    <style:style style:name="T24" style:family="text">
      <style:text-properties fo:color="#ff3333"/>
    </style:style>
    <style:style style:name="T25" style:family="text">
      <style:text-properties fo:color="#ff3333" officeooo:rsid="000d09cb"/>
    </style:style>
    <style:style style:name="T26" style:family="text">
      <style:text-properties fo:color="#ff3333" officeooo:rsid="00317b43"/>
    </style:style>
    <style:style style:name="T27" style:family="text">
      <style:text-properties fo:color="#ff3333" officeooo:rsid="0009cd6a"/>
    </style:style>
    <style:style style:name="T28" style:family="text">
      <style:text-properties fo:color="#ff3333" officeooo:rsid="000ba3e3"/>
    </style:style>
    <style:style style:name="T29" style:family="text">
      <style:text-properties fo:color="#ff3333" officeooo:rsid="00332211"/>
    </style:style>
    <style:style style:name="T30" style:family="text">
      <style:text-properties fo:color="#ff3333" officeooo:rsid="00127900"/>
    </style:style>
    <style:style style:name="T31" style:family="text">
      <style:text-properties fo:color="#ff3333" officeooo:rsid="003b9968"/>
    </style:style>
    <style:style style:name="T32" style:family="text">
      <style:text-properties fo:color="#ff3333" officeooo:rsid="003d790e"/>
    </style:style>
    <style:style style:name="T33" style:family="text">
      <style:text-properties fo:color="#ff3333" officeooo:rsid="0013a5de"/>
    </style:style>
    <style:style style:name="T34" style:family="text">
      <style:text-properties fo:color="#ff3333" officeooo:rsid="003e3cee"/>
    </style:style>
    <style:style style:name="T35" style:family="text">
      <style:text-properties fo:color="#ff3333" officeooo:rsid="0014f268"/>
    </style:style>
    <style:style style:name="T36" style:family="text">
      <style:text-properties fo:color="#ff3333" officeooo:rsid="003ef745"/>
    </style:style>
    <style:style style:name="T37" style:family="text">
      <style:text-properties fo:color="#ff3333" officeooo:rsid="00179a73"/>
    </style:style>
    <style:style style:name="T38" style:family="text">
      <style:text-properties fo:color="#ff3333" officeooo:rsid="0040063f"/>
    </style:style>
    <style:style style:name="T39" style:family="text">
      <style:text-properties fo:color="#ff3333" officeooo:rsid="0044ce7b"/>
    </style:style>
    <style:style style:name="T40" style:family="text">
      <style:text-properties fo:color="#ff3333" officeooo:rsid="001b1047"/>
    </style:style>
    <style:style style:name="T41" style:family="text">
      <style:text-properties fo:color="#ff3333" officeooo:rsid="00475d81"/>
    </style:style>
    <style:style style:name="T42" style:family="text">
      <style:text-properties fo:color="#ff3333" officeooo:rsid="001be5ea"/>
    </style:style>
    <style:style style:name="T43" style:family="text">
      <style:text-properties fo:color="#ff3333" officeooo:rsid="003a7d7a"/>
    </style:style>
    <style:style style:name="T44" style:family="text">
      <style:text-properties fo:color="#ff3333" officeooo:rsid="001f10b0"/>
    </style:style>
    <style:style style:name="T45" style:family="text">
      <style:text-properties fo:color="#ff3333" officeooo:rsid="001f85ee"/>
    </style:style>
    <style:style style:name="T46" style:family="text">
      <style:text-properties fo:color="#ff3333" officeooo:rsid="0020d5d5"/>
    </style:style>
    <style:style style:name="T47" style:family="text">
      <style:text-properties fo:color="#ff3333" fo:font-size="12pt" officeooo:rsid="0020d5d5" style:font-size-asian="12pt" style:font-size-complex="12pt"/>
    </style:style>
    <style:style style:name="T48" style:family="text">
      <style:text-properties fo:color="#ff3333" fo:font-size="12pt" officeooo:rsid="000ba3e3" style:font-size-asian="12pt" style:font-size-complex="12pt"/>
    </style:style>
    <style:style style:name="T49" style:family="text">
      <style:text-properties fo:color="#ff3333" fo:font-size="12pt" officeooo:rsid="000f0210" style:font-size-asian="12pt" style:font-size-complex="12pt"/>
    </style:style>
    <style:style style:name="T50" style:family="text">
      <style:text-properties fo:color="#ff3333" fo:font-size="12pt" officeooo:rsid="00369a1a" style:font-size-asian="12pt" style:font-size-complex="12pt"/>
    </style:style>
    <style:style style:name="T51" style:family="text">
      <style:text-properties fo:color="#ff3333" fo:font-size="12pt" officeooo:rsid="0036ba64" style:font-size-asian="12pt" style:font-size-complex="12pt"/>
    </style:style>
    <style:style style:name="T52" style:family="text">
      <style:text-properties fo:color="#ff3333" fo:font-size="12pt" officeooo:rsid="000f6758" style:font-size-asian="12pt" style:font-size-complex="12pt"/>
    </style:style>
    <style:style style:name="T53" style:family="text">
      <style:text-properties fo:color="#ff3333" fo:font-size="12pt" officeooo:rsid="000f52df" style:font-size-asian="12pt" style:font-size-complex="12pt"/>
    </style:style>
    <style:style style:name="T54" style:family="text">
      <style:text-properties fo:color="#ff3333" fo:font-size="12pt" officeooo:rsid="0056320e" style:font-size-asian="12pt" style:font-size-complex="12pt"/>
    </style:style>
    <style:style style:name="T55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ff3333" fo:font-size="12pt" fo:font-weight="normal" officeooo:rsid="000ba3e3" style:font-size-asian="12pt" style:font-weight-asian="normal" style:font-size-complex="12pt" style:font-weight-complex="normal"/>
    </style:style>
    <style:style style:name="T57" style:family="text">
      <style:text-properties fo:color="#ff3333" fo:font-size="12pt" fo:font-weight="normal" officeooo:rsid="000f0210" style:font-size-asian="12pt" style:font-weight-asian="normal" style:font-size-complex="12pt" style:font-weight-complex="normal"/>
    </style:style>
    <style:style style:name="T58" style:family="text">
      <style:text-properties fo:color="#ff3333" fo:font-size="12pt" fo:font-weight="normal" officeooo:rsid="003a03d7" style:font-size-asian="12pt" style:font-weight-asian="normal" style:font-size-complex="12pt" style:font-weight-complex="normal"/>
    </style:style>
    <style:style style:name="T59" style:family="text">
      <style:text-properties fo:color="#ff3333" officeooo:rsid="005a005a"/>
    </style:style>
    <style:style style:name="T60" style:family="text">
      <style:text-properties fo:color="#ff3333" officeooo:rsid="005ae1c9"/>
    </style:style>
    <style:style style:name="T61" style:family="text">
      <style:text-properties fo:color="#ff3333" officeooo:rsid="00234723"/>
    </style:style>
    <style:style style:name="T62" style:family="text">
      <style:text-properties fo:color="#ff3333" officeooo:rsid="0023aea2"/>
    </style:style>
    <style:style style:name="T63" style:family="text">
      <style:text-properties fo:color="#ff3333" officeooo:rsid="005ca9c6"/>
    </style:style>
    <style:style style:name="T64" style:family="text">
      <style:text-properties fo:color="#ff3333" officeooo:rsid="00257d81"/>
    </style:style>
    <style:style style:name="T65" style:family="text">
      <style:text-properties fo:color="#ff3333" officeooo:rsid="0063a942"/>
    </style:style>
    <style:style style:name="T66" style:family="text">
      <style:text-properties fo:color="#ff3333" officeooo:rsid="0026ce6e"/>
    </style:style>
    <style:style style:name="T67" style:family="text">
      <style:text-properties fo:color="#ff3333" officeooo:rsid="0066182c"/>
    </style:style>
    <style:style style:name="T68" style:family="text">
      <style:text-properties fo:color="#ff3333" officeooo:rsid="0027e2ad"/>
    </style:style>
    <style:style style:name="T69" style:family="text">
      <style:text-properties fo:color="#ff3333" officeooo:rsid="00699981"/>
    </style:style>
    <style:style style:name="T70" style:family="text">
      <style:text-properties fo:color="#ff3333" officeooo:rsid="0029a487"/>
    </style:style>
    <style:style style:name="T71" style:family="text">
      <style:text-properties fo:color="#ff3333" officeooo:rsid="002bc3b9"/>
    </style:style>
    <style:style style:name="T72" style:family="text">
      <style:text-properties fo:color="#ff3333" officeooo:rsid="006dc992"/>
    </style:style>
    <style:style style:name="T73" style:family="text">
      <style:text-properties fo:font-variant="normal" fo:text-transform="none" fo:color="#ff3333" style:font-name="Helvetica Neue" fo:letter-spacing="normal" fo:font-style="normal" fo:font-weight="normal"/>
    </style:style>
    <style:style style:name="T74" style:family="text">
      <style:text-properties fo:font-variant="normal" fo:text-transform="none" fo:color="#ff3333" style:font-name="Helvetica Neue" fo:letter-spacing="normal" fo:font-style="normal" fo:font-weight="normal" officeooo:rsid="00317b43"/>
    </style:style>
    <style:style style:name="T75" style:family="text">
      <style:text-properties fo:font-variant="normal" fo:text-transform="none" fo:color="#ff3333" style:font-name="Helvetica Neue" fo:letter-spacing="normal" fo:font-style="normal" fo:font-weight="normal" officeooo:rsid="0027e2ad"/>
    </style:style>
    <style:style style:name="T76" style:family="text">
      <style:text-properties fo:font-variant="normal" fo:text-transform="none" fo:color="#ff3333" style:font-name="Helvetica Neue" fo:letter-spacing="normal" fo:font-style="normal" fo:font-weight="normal" officeooo:rsid="00734df5"/>
    </style:style>
    <style:style style:name="T77" style:family="text">
      <style:text-properties fo:font-variant="normal" fo:text-transform="none" fo:color="#ff3333" style:font-name="sans-serif" fo:letter-spacing="normal" fo:font-style="normal" fo:font-weight="normal"/>
    </style:style>
    <style:style style:name="T78" style:family="text">
      <style:text-properties fo:font-variant="normal" fo:text-transform="none" fo:color="#ff3333" style:font-name="sans-serif" fo:letter-spacing="normal" fo:font-style="normal" fo:font-weight="normal" officeooo:rsid="00317b43"/>
    </style:style>
    <style:style style:name="T79" style:family="text">
      <style:text-properties fo:font-variant="normal" fo:text-transform="none" fo:color="#ff3333" style:font-name="sans-serif" fo:letter-spacing="normal" fo:font-style="normal" fo:font-weight="normal" officeooo:rsid="000ba3e3"/>
    </style:style>
    <style:style style:name="T80" style:family="text">
      <style:text-properties fo:font-variant="normal" fo:text-transform="none" fo:color="#ff3333" style:font-name="sans-serif" fo:letter-spacing="normal" fo:font-style="normal" fo:font-weight="normal" officeooo:rsid="003d790e"/>
    </style:style>
    <style:style style:name="T81" style:family="text">
      <style:text-properties fo:font-variant="normal" fo:text-transform="none" fo:color="#ff3333" style:font-name="sans-serif" fo:letter-spacing="normal" fo:font-style="normal" fo:font-weight="normal" officeooo:rsid="003e3cee"/>
    </style:style>
    <style:style style:name="T82" style:family="text">
      <style:text-properties fo:font-variant="normal" fo:text-transform="none" fo:color="#ff3333" style:font-name="sans-serif" fo:letter-spacing="normal" fo:font-style="normal" fo:font-weight="normal" officeooo:rsid="003ef745"/>
    </style:style>
    <style:style style:name="T83" style:family="text">
      <style:text-properties fo:font-variant="normal" fo:text-transform="none" fo:color="#ff3333" style:font-name="sans-serif" fo:letter-spacing="normal" fo:font-style="normal" fo:font-weight="normal" officeooo:rsid="00416857"/>
    </style:style>
    <style:style style:name="T84" style:family="text">
      <style:text-properties fo:font-variant="normal" fo:text-transform="none" fo:color="#ff3333" style:font-name="sans-serif" fo:letter-spacing="normal" fo:font-style="normal" fo:font-weight="normal" officeooo:rsid="0044ce7b"/>
    </style:style>
    <style:style style:name="T85" style:family="text">
      <style:text-properties fo:font-variant="normal" fo:text-transform="none" fo:color="#ff3333" style:font-name="sans-serif" fo:letter-spacing="normal" fo:font-style="normal" fo:font-weight="normal" officeooo:rsid="00475d81"/>
    </style:style>
    <style:style style:name="T86" style:family="text">
      <style:text-properties fo:font-variant="normal" fo:text-transform="none" fo:color="#ff3333" style:font-name="sans-serif" fo:letter-spacing="normal" fo:font-style="normal" fo:font-weight="normal" officeooo:rsid="00257d81"/>
    </style:style>
    <style:style style:name="T87" style:family="text">
      <style:text-properties fo:font-variant="normal" fo:text-transform="none" fo:color="#ff3333" style:font-name="sans-serif" fo:letter-spacing="normal" fo:font-style="normal" fo:font-weight="normal" officeooo:rsid="005e5436"/>
    </style:style>
    <style:style style:name="T88" style:family="text">
      <style:text-properties fo:font-variant="normal" fo:text-transform="none" fo:color="#ff3333" style:font-name="sans-serif" fo:letter-spacing="normal" fo:font-style="normal" fo:font-weight="normal" officeooo:rsid="0026ce6e"/>
    </style:style>
    <style:style style:name="T89" style:family="text">
      <style:text-properties fo:font-variant="normal" fo:text-transform="none" fo:color="#ff3333" style:font-name="sans-serif" fo:letter-spacing="normal" fo:font-style="normal" fo:font-weight="normal" officeooo:rsid="00699981"/>
    </style:style>
    <style:style style:name="T90" style:family="text">
      <style:text-properties fo:font-variant="normal" fo:text-transform="none" fo:color="#ff3333" style:font-name="sans-serif" fo:letter-spacing="normal" fo:font-style="normal" fo:font-weight="normal" officeooo:rsid="006c0173"/>
    </style:style>
    <style:style style:name="T91" style:family="text">
      <style:text-properties fo:font-variant="normal" fo:text-transform="none" fo:color="#ff3333" style:font-name="sans-serif" fo:letter-spacing="normal" fo:font-style="normal" fo:font-weight="normal" officeooo:rsid="0027e2ad"/>
    </style:style>
    <style:style style:name="T92" style:family="text">
      <style:text-properties fo:font-variant="normal" fo:text-transform="none" fo:color="#ff3333" style:font-name="sans-serif" fo:letter-spacing="normal" fo:font-style="normal" fo:font-weight="normal" officeooo:rsid="006dc992"/>
    </style:style>
    <style:style style:name="T93" style:family="text">
      <style:text-properties fo:font-variant="normal" fo:text-transform="none" fo:color="#ff3333" style:font-name="sans-serif" fo:letter-spacing="normal" fo:font-style="normal" fo:font-weight="normal" officeooo:rsid="006e9a55"/>
    </style:style>
    <style:style style:name="T94" style:family="text">
      <style:text-properties fo:font-variant="normal" fo:text-transform="none" fo:color="#ff3333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ff3333" style:font-name="sans-serif" fo:font-size="12pt" fo:letter-spacing="normal" fo:font-style="normal" fo:font-weight="normal" officeooo:rsid="00332211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ff3333" style:font-name="sans-serif" fo:font-size="12pt" fo:letter-spacing="normal" fo:font-style="normal" fo:font-weight="normal" officeooo:rsid="0036ba64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ff3333" style:font-name="sans-serif" fo:font-size="12pt" fo:letter-spacing="normal" fo:font-style="normal" fo:font-weight="normal" officeooo:rsid="00317b43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ff3333" style:font-name="sans-serif" fo:font-size="12pt" fo:letter-spacing="normal" fo:font-style="normal" fo:font-weight="normal" officeooo:rsid="007f2848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ff3333" style:font-name="sans-serif" fo:font-size="12pt" fo:letter-spacing="normal" fo:font-style="normal" fo:font-weight="normal" style:font-size-asian="12pt" style:font-size-complex="12pt"/>
    </style:style>
    <style:style style:name="T100" style:family="text">
      <style:text-properties fo:font-variant="normal" fo:text-transform="none" fo:color="#ff3333" style:font-name="sans-serif" fo:font-size="12pt" fo:letter-spacing="normal" fo:font-style="normal" fo:font-weight="normal" officeooo:rsid="00332211" style:font-size-asian="12pt" style:font-size-complex="12pt"/>
    </style:style>
    <style:style style:name="T101" style:family="text">
      <style:text-properties fo:font-variant="normal" fo:text-transform="none" fo:color="#ff3333" style:font-name="sans-serif" fo:font-size="12pt" fo:letter-spacing="normal" fo:font-style="normal" fo:font-weight="normal" officeooo:rsid="000ba3e3" style:font-size-asian="12pt" style:font-size-complex="12pt"/>
    </style:style>
    <style:style style:name="T102" style:family="text">
      <style:text-properties fo:font-variant="normal" fo:text-transform="none" fo:color="#ff3333" style:font-name="sans-serif" fo:font-size="12pt" fo:letter-spacing="normal" fo:font-style="normal" fo:font-weight="normal" officeooo:rsid="005252d0" style:font-size-asian="12pt" style:font-size-complex="12pt"/>
    </style:style>
    <style:style style:name="T103" style:family="text">
      <style:text-properties fo:font-variant="normal" fo:text-transform="none" fo:color="#ff3333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ff3333" style:font-name="verdana" fo:font-size="12pt" fo:letter-spacing="normal" fo:font-style="normal" fo:font-weight="normal" officeooo:rsid="00332211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ff3333" style:font-name="arial" fo:font-size="12pt" fo:letter-spacing="normal" fo:font-style="normal" fo:font-weight="normal" officeooo:rsid="00369a1a" style:font-size-asian="12pt" style:font-size-complex="12pt"/>
    </style:style>
    <style:style style:name="T106" style:family="text">
      <style:text-properties fo:font-variant="normal" fo:text-transform="none" fo:color="#ff3333" style:font-name="arial" fo:letter-spacing="normal" fo:font-style="normal" fo:font-weight="normal"/>
    </style:style>
    <style:style style:name="T107" style:family="text">
      <style:text-properties fo:font-variant="normal" fo:text-transform="none" fo:color="#ff3333" style:font-name="arial" fo:letter-spacing="normal" fo:font-style="normal" fo:font-weight="normal" officeooo:rsid="003a7d7a"/>
    </style:style>
    <style:style style:name="T108" style:family="text">
      <style:text-properties fo:font-variant="normal" fo:text-transform="none" fo:color="#ff3333" style:font-name="arial" fo:letter-spacing="normal" fo:font-style="normal" fo:font-weight="normal" officeooo:rsid="005bd346"/>
    </style:style>
    <style:style style:name="T109" style:family="text">
      <style:text-properties fo:font-variant="normal" fo:text-transform="none" fo:color="#ff3333" style:font-name="arial" fo:letter-spacing="normal" fo:font-style="normal" fo:font-weight="normal" officeooo:rsid="006e9a55"/>
    </style:style>
    <style:style style:name="T110" style:family="text">
      <style:text-properties fo:font-variant="normal" fo:text-transform="none" fo:color="#ff3333" style:font-name="Gentium" fo:letter-spacing="normal" fo:font-style="normal" fo:font-weight="normal"/>
    </style:style>
    <style:style style:name="T111" style:family="text">
      <style:text-properties fo:font-variant="normal" fo:text-transform="none" fo:color="#ff3333" style:font-name="Gentium" fo:letter-spacing="normal" fo:font-style="normal" fo:font-weight="normal" officeooo:rsid="0035ad79"/>
    </style:style>
    <style:style style:name="T112" style:family="text">
      <style:text-properties fo:font-variant="normal" fo:text-transform="none" fo:color="#ff3333" style:font-name="Gentium" fo:letter-spacing="normal" fo:font-style="normal" fo:font-weight="normal" officeooo:rsid="0036ba64"/>
    </style:style>
    <style:style style:name="T113" style:family="text">
      <style:text-properties fo:font-variant="normal" fo:text-transform="none" fo:color="#ff3333" style:font-name="Gentium" fo:font-size="12pt" fo:letter-spacing="normal" fo:font-style="normal" fo:font-weight="normal" officeooo:rsid="0036ba64" style:font-size-asian="12pt" style:font-size-complex="12pt"/>
    </style:style>
    <style:style style:name="T114" style:family="text">
      <style:text-properties fo:font-variant="normal" fo:text-transform="none" fo:color="#ff3333" style:font-name="Arial" fo:letter-spacing="normal" fo:font-style="normal" fo:font-weight="normal"/>
    </style:style>
    <style:style style:name="T115" style:family="text">
      <style:text-properties fo:font-variant="normal" fo:text-transform="none" fo:color="#ff3333" style:font-name="Arial" fo:letter-spacing="normal" fo:font-style="normal" fo:font-weight="normal" officeooo:rsid="001b1047"/>
    </style:style>
    <style:style style:name="T116" style:family="text">
      <style:text-properties fo:font-variant="normal" fo:text-transform="none" fo:color="#ff3333" style:font-name="inherit" fo:letter-spacing="normal" fo:font-style="normal" fo:font-weight="normal"/>
    </style:style>
    <style:style style:name="T117" style:family="text">
      <style:text-properties fo:font-variant="normal" fo:text-transform="none" fo:color="#ff3333" style:font-name="inherit" fo:letter-spacing="normal" fo:font-style="normal" fo:font-weight="normal" officeooo:rsid="00467ade"/>
    </style:style>
    <style:style style:name="T118" style:family="text">
      <style:text-properties fo:font-variant="normal" fo:text-transform="none" fo:color="#ff3333" style:font-name="inherit" fo:letter-spacing="normal" fo:font-style="normal" fo:font-weight="normal" officeooo:rsid="00535b26"/>
    </style:style>
    <style:style style:name="T119" style:family="text">
      <style:text-properties fo:font-variant="normal" fo:text-transform="none" fo:color="#ff3333" style:font-name="inherit" fo:letter-spacing="normal" fo:font-style="normal" fo:font-weight="normal" officeooo:rsid="00545af7"/>
    </style:style>
    <style:style style:name="T120" style:family="text">
      <style:text-properties fo:font-variant="normal" fo:text-transform="none" fo:color="#ff3333" style:font-name="inherit" fo:letter-spacing="normal" fo:font-style="normal" fo:font-weight="normal" officeooo:rsid="0055c925"/>
    </style:style>
    <style:style style:name="T121" style:family="text">
      <style:text-properties fo:font-variant="normal" fo:text-transform="none" fo:color="#ff3333" style:font-name="inherit" fo:letter-spacing="normal" fo:font-style="normal" fo:font-weight="normal" officeooo:rsid="0020d5d5"/>
    </style:style>
    <style:style style:name="T122" style:family="text">
      <style:text-properties fo:font-variant="normal" fo:text-transform="none" fo:color="#ff3333" style:font-name="inherit" fo:letter-spacing="normal" fo:font-style="normal" fo:font-weight="normal" officeooo:rsid="00646847"/>
    </style:style>
    <style:style style:name="T123" style:family="text">
      <style:text-properties fo:font-variant="normal" fo:text-transform="none" fo:color="#ff3333" style:font-name="inherit" fo:letter-spacing="normal" fo:font-style="normal" fo:font-weight="normal" officeooo:rsid="006b8b3d"/>
    </style:style>
    <style:style style:name="T124" style:family="text">
      <style:text-properties fo:font-variant="normal" fo:text-transform="none" fo:color="#ff3333" style:font-name="inherit" fo:letter-spacing="normal" fo:font-style="normal" fo:font-weight="normal" officeooo:rsid="006c0173"/>
    </style:style>
    <style:style style:name="T125" style:family="text">
      <style:text-properties fo:font-variant="normal" fo:text-transform="none" fo:color="#ff3333" style:font-name="inherit" fo:letter-spacing="normal" fo:font-style="normal" fo:font-weight="normal" officeooo:rsid="00234723"/>
    </style:style>
    <style:style style:name="T126" style:family="text">
      <style:text-properties fo:font-variant="normal" fo:text-transform="none" fo:color="#ff3333" style:font-name="inherit" fo:letter-spacing="normal" fo:font-style="normal" fo:font-weight="normal" officeooo:rsid="005b8502"/>
    </style:style>
    <style:style style:name="T127" style:family="text">
      <style:text-properties fo:font-variant="normal" fo:text-transform="none" fo:color="#ff3333" style:font-name="inherit" fo:font-size="12pt" fo:letter-spacing="normal" fo:font-style="normal" fo:font-weight="normal" officeooo:rsid="0020d5d5" style:font-size-asian="12pt" style:font-size-complex="12pt"/>
    </style:style>
    <style:style style:name="T128" style:family="text">
      <style:text-properties fo:font-variant="normal" fo:text-transform="none" fo:color="#ff3333" style:font-name="Open Sans" fo:letter-spacing="normal" fo:font-style="normal" fo:font-weight="normal" loext:padding="0cm" loext:border="none"/>
    </style:style>
    <style:style style:name="T129" style:family="text">
      <style:text-properties fo:font-variant="normal" fo:text-transform="none" fo:color="#ff3333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130" style:family="text">
      <style:text-properties fo:font-variant="normal" fo:text-transform="none" fo:color="#ff3333" style:text-line-through-style="none" style:text-line-through-type="none" style:font-name="sans-serif" fo:font-size="12pt" fo:letter-spacing="normal" fo:font-style="normal" style:text-underline-style="none" fo:font-weight="normal" officeooo:rsid="0020d5d5" style:text-blinking="false" style:font-size-asian="12pt" style:font-size-complex="12pt"/>
    </style:style>
    <style:style style:name="T131" style:family="text">
      <style:text-properties fo:font-variant="normal" fo:text-transform="none" fo:color="#ff3333" style:text-line-through-style="none" style:text-line-through-type="none" style:font-name="sans-serif" fo:font-size="12pt" fo:letter-spacing="normal" fo:font-style="normal" style:text-underline-style="none" fo:font-weight="normal" officeooo:rsid="0044ce7b" style:text-blinking="false" style:font-size-asian="12pt" style:font-size-complex="12pt"/>
    </style:style>
    <style:style style:name="T132" style:family="text">
      <style:text-properties fo:font-variant="normal" fo:text-transform="none" fo:color="#ff3333" style:text-line-through-style="none" style:text-line-through-type="none" style:font-name="Gentium" fo:font-size="12pt" fo:letter-spacing="normal" fo:font-style="normal" style:text-underline-style="none" fo:font-weight="normal" officeooo:rsid="0036ba64" style:text-blinking="false" style:font-size-asian="12pt" style:font-size-complex="12pt"/>
    </style:style>
    <style:style style:name="T133" style:family="text">
      <style:text-properties fo:font-variant="normal" fo:text-transform="none" fo:color="#ff3333" style:font-name="q serif" fo:letter-spacing="normal" fo:font-style="normal" fo:font-weight="normal"/>
    </style:style>
    <style:style style:name="T134" style:family="text">
      <style:text-properties fo:font-variant="normal" fo:text-transform="none" fo:color="#ff3333" style:font-name="q serif" fo:letter-spacing="normal" fo:font-style="normal" fo:font-weight="normal" officeooo:rsid="005e5436"/>
    </style:style>
    <style:style style:name="T135" style:family="text">
      <style:text-properties fo:font-variant="normal" fo:text-transform="none" fo:color="#ff3333" fo:font-size="12pt" fo:letter-spacing="normal" officeooo:rsid="005252d0" style:font-size-asian="12pt" style:font-size-complex="12pt"/>
    </style:style>
    <style:style style:name="T136" style:family="text">
      <style:text-properties fo:font-variant="normal" fo:text-transform="none" fo:color="#222222" style:font-name="sans-serif" fo:letter-spacing="normal" fo:font-style="normal" fo:font-weight="normal"/>
    </style:style>
    <style:style style:name="T137" style:family="text">
      <style:text-properties fo:font-variant="normal" fo:text-transform="none" fo:color="#222222" style:font-name="sans-serif" fo:letter-spacing="normal" fo:font-style="normal" fo:font-weight="normal" officeooo:rsid="00332211"/>
    </style:style>
    <style:style style:name="T138" style:family="text">
      <style:text-properties fo:font-variant="normal" fo:text-transform="none" fo:color="#222222" fo:font-size="12pt" fo:letter-spacing="normal" officeooo:rsid="005252d0" style:font-size-asian="12pt" style:font-size-complex="12pt"/>
    </style:style>
    <style:style style:name="T139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140" style:family="text">
      <style:text-properties fo:font-variant="normal" fo:text-transform="none" fo:color="#666666" fo:letter-spacing="normal"/>
    </style:style>
    <style:style style:name="T141" style:family="text">
      <style:text-properties officeooo:rsid="00332211"/>
    </style:style>
    <style:style style:name="T142" style:family="text">
      <style:text-properties officeooo:rsid="003b9968"/>
    </style:style>
    <style:style style:name="T143" style:family="text">
      <style:text-properties officeooo:rsid="003d790e"/>
    </style:style>
    <style:style style:name="T144" style:family="text">
      <style:text-properties officeooo:rsid="003e3cee"/>
    </style:style>
    <style:style style:name="T145" style:family="text">
      <style:text-properties officeooo:rsid="003ef745"/>
    </style:style>
    <style:style style:name="T146" style:family="text">
      <style:text-properties officeooo:rsid="0040063f"/>
    </style:style>
    <style:style style:name="T147" style:family="text">
      <style:text-properties officeooo:rsid="0044ce7b"/>
    </style:style>
    <style:style style:name="T148" style:family="text">
      <style:text-properties officeooo:rsid="001be5ea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size="12pt" officeooo:rsid="000ba3e3" style:font-size-asian="12pt" style:font-size-complex="12pt"/>
    </style:style>
    <style:style style:name="T151" style:family="text">
      <style:text-properties fo:font-size="12pt" officeooo:rsid="000f0210" style:font-size-asian="12pt" style:font-size-complex="12pt"/>
    </style:style>
    <style:style style:name="T152" style:family="text">
      <style:text-properties fo:font-size="12pt" officeooo:rsid="00369a1a" style:font-size-asian="12pt" style:font-size-complex="12pt"/>
    </style:style>
    <style:style style:name="T153" style:family="text">
      <style:text-properties fo:font-size="12pt" officeooo:rsid="000f6758" style:font-size-asian="12pt" style:font-size-complex="12pt"/>
    </style:style>
    <style:style style:name="T154" style:family="text">
      <style:text-properties fo:font-size="12pt" officeooo:rsid="001d3c4f" style:font-size-asian="12pt" style:font-size-complex="12pt"/>
    </style:style>
    <style:style style:name="T155" style:family="text">
      <style:text-properties fo:font-size="12pt" officeooo:rsid="001f85ee" style:font-size-asian="12pt" style:font-size-complex="12pt"/>
    </style:style>
    <style:style style:name="T156" style:family="text">
      <style:text-properties fo:font-size="12pt" officeooo:rsid="0020d5d5" style:font-size-asian="12pt" style:font-size-complex="12pt"/>
    </style:style>
    <style:style style:name="T157" style:family="text">
      <style:text-properties officeooo:rsid="005ca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793-2 L 到 21 世紀尾 90% 攏會死亡、滅種」( </text:span><text:span text:style-name="T25">Krauss </text:span><text:span text:style-name="T26">[ˈ</text:span><text:span text:style-name="T74">kr</text:span><text:span text:style-name="T76">a</text:span><text:span text:style-name="T74">us</text:span><text:span text:style-name="T26">]</text:span><text:span text:style-name="T3"> , 1992 )。</text:span></text:p>
      <text:p text:style-name="P6"/>
      <text:p text:style-name="P7"><text:span text:style-name="T1">800-3 R 這是Ben </text:span><text:span text:style-name="T27">Yehudah </text:span><text:span text:style-name="T26">[y</text:span><text:span text:style-name="T78">ɛ</text:span><text:span text:style-name="T26">ˈhuda]</text:span><text:span text:style-name="T1"> … </text:span></text:p>
      <text:p text:style-name="P6"/>
      <text:p text:style-name="P6"/>
      <text:p text:style-name="P2"><text:span text:style-name="T150">801-1 L Russia 總統 Vladimir Putin </text:span><text:span text:style-name="T56">[</text:span><text:span text:style-name="Strong_20_Emphasis"><text:span text:style-name="T103">vˈl</text:span></text:span><text:span text:style-name="Strong_20_Emphasis"><text:span text:style-name="T95">ɑ</text:span></text:span><text:span text:style-name="Strong_20_Emphasis"><text:span text:style-name="T104">di</text:span></text:span><text:span text:style-name="Strong_20_Emphasis"><text:span text:style-name="T103">m</text:span></text:span><text:span text:style-name="Strong_20_Emphasis"><text:span text:style-name="T104">i</text:span></text:span><text:span text:style-name="Strong_20_Emphasis"><text:span text:style-name="T98">r</text:span></text:span><text:span text:style-name="Strong_20_Emphasis"><text:span text:style-name="T103"> ˈP</text:span></text:span><text:span text:style-name="Strong_20_Emphasis"><text:span text:style-name="T94">u</text:span></text:span><text:span text:style-name="Strong_20_Emphasis"><text:span text:style-name="T103">-tin</text:span></text:span><text:span text:style-name="T57">]</text:span><text:span text:style-name="T151"> 不斷升高佮西方的對抗,</text:span></text:p>
      <text:p text:style-name="P7"><text:span text:style-name="T2">801-1 R 伊的貨幣 rouble[ˈr</text:span><text:span text:style-name="T136">u</text:span><text:span text:style-name="T137">bəl</text:span><text:span text:style-name="T2">] 對美金的匯率半年間落一半。</text:span></text:p>
      <text:p text:style-name="P2"><text:span text:style-name="T150">801-2 R 已經來到自1962年Cuba </text:span><text:span text:style-name="T48">[ˈk</text:span><text:span text:style-name="T99">ɪ</text:span><text:span text:style-name="T100">ub</text:span><text:span text:style-name="Strong_20_Emphasis"><text:span text:style-name="T95">ɑ</text:span></text:span><text:span text:style-name="T49">]</text:span><text:span text:style-name="T151">飛彈危機以來上懸的程度。</text:span></text:p>
      <text:p text:style-name="P52"><text:span text:style-name="T2">801-3 L Ukraine </text:span><text:span text:style-name="T28">[</text:span><text:span text:style-name="T77">ɪ</text:span><text:span text:style-name="T29">ukˈren]</text:span><text:span text:style-name="T141">危機發生後，</text:span></text:p>
      <text:p text:style-name="P8"><text:span text:style-name="T2">801-3 L Russia 舊年 3 月併吞 Crimea </text:span><text:span text:style-name="T28">[ˈkr</text:span><text:span text:style-name="T77">aɪ</text:span><text:span text:style-name="T28">m</text:span><text:span text:style-name="T79">ɪ</text:span><text:span text:style-name="T77">ə</text:span><text:span text:style-name="T28">]</text:span><text:span text:style-name="T2"> 半島</text:span></text:p>
      <text:p text:style-name="P9"/>
      <text:p text:style-name="P9"/>
      <text:p text:style-name="P10"><text:span text:style-name="T2">802-1 L 美國總統 Barack Obama</text:span><text:span text:style-name="T28"> </text:span><text:span text:style-name="T106">/bəˈrɑːk oʊˈbɑːmə/</text:span><text:span text:style-name="T2">主導Iran </text:span><text:span text:style-name="T28">[</text:span><text:span text:style-name="T110">ɪˈ</text:span><text:span text:style-name="T111">r</text:span><text:span text:style-name="T110">ɑn</text:span><text:span text:style-name="T111">]</text:span><text:span text:style-name="T2">核子問題的談判,</text:span></text:p>
      <text:p text:style-name="P3"><text:span text:style-name="T150">802-1 L 伊閣佮 Cuba </text:span><text:span text:style-name="T48">[ˈk</text:span><text:span text:style-name="T101">ɪ</text:span><text:span text:style-name="T100">ub</text:span><text:span text:style-name="Strong_20_Emphasis"><text:span text:style-name="T95">ɑ</text:span></text:span><text:span text:style-name="T49">]</text:span><text:span text:style-name="T150">總統 Raúl Castro </text:span><text:span text:style-name="T48">[r</text:span><text:span text:style-name="T105">ɑ</text:span><text:span text:style-name="T50">ul ˈk</text:span><text:span text:style-name="T99">æ</text:span><text:span text:style-name="T50">stro]</text:span><text:span text:style-name="T152"> 見面會談,</text:span></text:p>
      <text:p text:style-name="P9">802-1 R 英國《金融時報》副總編輯 Philip Stephens 拜五的一篇文章,</text:p>
      <text:p text:style-name="P1"><text:span text:style-name="T149">802-2 R Islam </text:span><text:span text:style-name="T51">[</text:span><text:span text:style-name="T113">ɪ</text:span><text:span text:style-name="T51">sˈl</text:span><text:span text:style-name="Strong_20_Emphasis"><text:span text:style-name="T95">ɑ</text:span></text:span><text:span text:style-name="T51">m]</text:span><text:span text:style-name="T149">國是一个大威脅,</text:span></text:p>
      <text:p text:style-name="P4"><text:span text:style-name="T153">802-3 L Iraq </text:span><text:span text:style-name="T51">[</text:span><text:span text:style-name="T113">ɪˈ</text:span><text:span text:style-name="T52">r</text:span><text:span text:style-name="Strong_20_Emphasis"><text:span text:style-name="T95">ɑ</text:span></text:span><text:span text:style-name="Strong_20_Emphasis"><text:span text:style-name="T96">k</text:span></text:span><text:span text:style-name="T53">]</text:span><text:span text:style-name="T153"> 佮Afghanistan </text:span><text:span text:style-name="T55">[</text:span><text:span text:style-name="T97">ɛ</text:span><text:span text:style-name="T55">f ˈg</text:span><text:span text:style-name="T97">ɛ</text:span><text:span text:style-name="T55">n</text:span><text:span text:style-name="T58">is</text:span><text:span text:style-name="T55">t</text:span><text:span text:style-name="T58">e</text:span><text:span text:style-name="T55">n]</text:span><text:span text:style-name="T153">，</text:span></text:p>
      <text:p text:style-name="P11">802-3 R Syria <text:span text:style-name="T43">[ˈs</text:span><text:span text:style-name="T112">ɪ,</text:span><text:span text:style-name="T43">r</text:span><text:span text:style-name="T112">ɪ</text:span><text:span text:style-name="T107">ə</text:span><text:span text:style-name="T43">]</text:span> 政府一再用化學武器攻擊平民,</text:p>
      <text:p text:style-name="P12"/>
      <text:p text:style-name="P12"/>
      <text:p text:style-name="P13"><text:span text:style-name="T4">803-1 L Hillary Clinton </text:span><text:span text:style-name="T30">[h</text:span><text:span text:style-name="T112">ɪ</text:span><text:span text:style-name="T31">l</text:span><text:span text:style-name="T107">ə</text:span><text:span text:style-name="T31">r</text:span><text:span text:style-name="T112">ɪ</text:span><text:span text:style-name="T31"> ˈkl</text:span><text:span text:style-name="T112">i</text:span><text:span text:style-name="T31">nt</text:span><text:span text:style-name="T107">ə</text:span><text:span text:style-name="T31">n]</text:span><text:span text:style-name="T142"> 欲終結大量監禁</text:span></text:p>
      <text:p text:style-name="P14"><text:span text:style-name="T4">803-1 L 佇美國 Baltimore </text:span><text:span text:style-name="T30">[ˈb</text:span><text:span text:style-name="T77">ɔ</text:span><text:span text:style-name="T80">lt</text:span><text:span text:style-name="T112">ɪ</text:span><text:span text:style-name="T80">mor</text:span><text:span text:style-name="T32">] </text:span><text:span text:style-name="T143">種族暴動當炎的時,</text:span></text:p>
      <text:p text:style-name="P15"><text:span text:style-name="T5">803-1 R 就親像 Clinton 4 月 29 佇紐約的Columbia </text:span><text:span text:style-name="T33">[ˈkl</text:span><text:span text:style-name="T77">ʌ</text:span><text:span text:style-name="T81">m,b</text:span><text:span text:style-name="T112">ɪɑ</text:span><text:span text:style-name="T34">]</text:span><text:span text:style-name="T144"> 大學這場演說講的，</text:span></text:p>
      <text:p text:style-name="P55"><text:span text:style-name="T6">803-3 R Slate </text:span><text:span text:style-name="T32">[ˈslet]</text:span><text:span text:style-name="T6"> 新聞網站的評論家Jamelle Bouie </text:span><text:span text:style-name="T35">[</text:span><text:span text:style-name="T77">dʒ</text:span><text:span text:style-name="T112">ɪ</text:span><text:span text:style-name="T82">mɛl][ˈbu </text:span><text:span text:style-name="T112">,</text:span><text:span text:style-name="T82">i</text:span><text:span text:style-name="T36">]</text:span><text:span text:style-name="T145">認為真有時代意義,</text:span></text:p>
      <text:p text:style-name="P16"/>
      <text:p text:style-name="P16"/>
      <text:p text:style-name="P17"><text:span text:style-name="T7">804-1 R 這是美國資深記者 Christian Caryl</text:span><text:span text:style-name="T37"> [ˈkr</text:span><text:span text:style-name="T112">ɪ</text:span><text:span text:style-name="T37">s</text:span><text:span text:style-name="T77">tʃ</text:span><text:span text:style-name="T82">ɛ</text:span><text:span text:style-name="T38">n][ˈk</text:span><text:span text:style-name="T82">æ</text:span><text:span text:style-name="T83">rɔl</text:span><text:span text:style-name="T38">]</text:span><text:span text:style-name="T146">所寫,</text:span></text:p>
      <text:p text:style-name="P18"><text:span text:style-name="T7">804-1 R 一爿有總統 Bashar al-Assad </text:span><text:span text:style-name="T37">[b</text:span><text:span text:style-name="T77">ɑˈʃɑ</text:span><text:span text:style-name="T39">r][,</text:span><text:span text:style-name="T77">aᴜ</text:span><text:span text:style-name="T39">l </text:span><text:span text:style-name="T77">ɑ</text:span><text:span text:style-name="T84">ˈ</text:span><text:span text:style-name="T39">s</text:span><text:span text:style-name="T77">ɑ</text:span><text:span text:style-name="T39">d]</text:span><text:span text:style-name="T147">，</text:span></text:p>
      <text:p text:style-name="P19"><text:span text:style-name="T7">804-2 L Congo </text:span><text:span text:style-name="T37">[ˈk</text:span><text:span text:style-name="T77">ʌ</text:span><text:span text:style-name="T84">ngo</text:span><text:span text:style-name="T39">] </text:span><text:span text:style-name="T147">民主共和國、中非共和國、南Sudan </text:span><text:span text:style-name="T114">/</text:span><text:span text:style-name="T24">suːˈdɑːn</text:span><text:span text:style-name="T114">/</text:span><text:span text:style-name="T147"> 嘛才經歷過大規模的暴行，</text:span></text:p>
      <text:p text:style-name="P20"><text:span text:style-name="T7">804-2 L Sudan </text:span><text:span text:style-name="T115">/</text:span><text:span text:style-name="T40">suːˈdɑːn</text:span><text:span text:style-name="T115">/</text:span><text:span text:style-name="T147"> 政府也繼續佇 Darfur </text:span><text:span text:style-name="T39">/</text:span><text:bookmark text:name="tw-source-rmn"/><text:span text:style-name="T116">d</text:span><text:span text:style-name="T77">ɑ</text:span><text:span text:style-name="T116">r ˈf</text:span><text:span text:style-name="T117">o</text:span><text:span text:style-name="T116">r</text:span><text:span text:style-name="T40">/</text:span><text:span text:style-name="T12"> 等所在殘害少數族群。</text:span></text:p>
      <text:p text:style-name="P21"><text:span text:style-name="T7">804-2 L Myanmar </text:span><text:span text:style-name="T42">/ˈ</text:span><text:span text:style-name="T41">mj</text:span><text:span text:style-name="T82">ɛ</text:span><text:span text:style-name="T41">nm</text:span><text:span text:style-name="T85">ɑ</text:span><text:span text:style-name="T41">r</text:span><text:span text:style-name="T42">/</text:span><text:span text:style-name="T148"> 政府迫害信 Islam 教的Rohingya</text:span><text:span text:style-name="T42"> </text:span><text:span text:style-name="T128">/ˈrəʊ(h)ɪndʒə/</text:span><text:span text:style-name="T148">人,</text:span></text:p>
      <text:p text:style-name="P17"><text:span text:style-name="T7">804-2 R Caryl </text:span><text:span text:style-name="T38">[ˈk</text:span><text:span text:style-name="T82">æ</text:span><text:span text:style-name="T83">rɔl</text:span><text:span text:style-name="T38">]</text:span><text:span text:style-name="T8"> 引用學者 Paul Stares 的講法，</text:span></text:p>
      <text:p text:style-name="P22"><text:span text:style-name="T9">804-3 L 自 1994 年的 Rwanda </text:span><text:span text:style-name="T114">/ruːˈandə/ </text:span><text:span text:style-name="T9">種族屠殺了後，</text:span></text:p>
      <text:p text:style-name="P56"><text:span text:style-name="T154">804-3 R 國際刑事法院佇 2009 年起訴Sudan 總統 Omar al-Bashir </text:span><text:span text:style-name="T135">[ˈom</text:span><text:span text:style-name="T102">ɑ</text:span><text:span text:style-name="T135">r]</text:span><text:a xlink:type="simple" xlink:href="https://en.wikipedia.org/wiki/Help:IPA/Arabic" text:style-name="Internet_20_link" text:visited-style-name="Visited_20_Internet_20_Link"><text:span text:style-name="T129">[</text:span></text:a><text:span text:style-name="T132">,</text:span><text:a xlink:type="simple" xlink:href="https://en.wikipedia.org/wiki/Help:IPA/Arabic" text:style-name="Internet_20_link" text:visited-style-name="Visited_20_Internet_20_Link"><text:span text:style-name="T129">aᴜ</text:span></text:a><text:a xlink:type="simple" xlink:href="https://en.wikipedia.org/wiki/Help:IPA/Arabic" text:style-name="Internet_20_link" text:visited-style-name="Visited_20_Internet_20_Link"><text:span text:style-name="T131">l </text:span></text:a><text:a xlink:type="simple" xlink:href="https://en.wikipedia.org/wiki/Help:IPA/Arabic" text:style-name="Internet_20_link" text:visited-style-name="Visited_20_Internet_20_Link"><text:span text:style-name="T129">ba'ʃiːr]</text:span></text:a><text:span text:style-name="T154">,</text:span></text:p>
      <text:p text:style-name="P23"><text:span text:style-name="T10">804-4 R在 40 年前的 Cambodia </text:span><text:span text:style-name="T44">/</text:span><text:bookmark text:name="tw-source-rmn2"/><text:span text:style-name="T116">k</text:span><text:span text:style-name="T118">e</text:span><text:span text:style-name="T116">mˈb</text:span><text:span text:style-name="T118">o</text:span><text:span text:style-name="T116">d</text:span><text:span text:style-name="T112">ɪ</text:span><text:span text:style-name="T116">ə</text:span><text:span text:style-name="T44">/</text:span><text:span text:style-name="T10">如此,</text:span></text:p>
      <text:p text:style-name="P24"/>
      <text:p text:style-name="P24"/>
      <text:p text:style-name="P25"><text:span text:style-name="T11">805-1 L 驚美國 Iran 行倚 Saudi </text:span><text:span text:style-name="T45">/</text:span><text:bookmark text:name="tw-source-rmn3"/><text:span text:style-name="T116">ˈs</text:span><text:span text:style-name="T119">a</text:span><text:span text:style-name="T116">ud</text:span><text:span text:style-name="T112">ɪ</text:span><text:span text:style-name="T45">/</text:span><text:span text:style-name="T11"> 靠家己</text:span></text:p>
      <text:p text:style-name="P26"><text:span text:style-name="T11">805-1 L Saudi Arabia </text:span><text:span text:style-name="T45">/</text:span><text:span text:style-name="T116">əˈr</text:span><text:span text:style-name="T120">e</text:span><text:span text:style-name="T116">b</text:span><text:span text:style-name="T112">ɪ</text:span><text:span text:style-name="T116">ə/</text:span><text:span text:style-name="T13">可能會愈來愈行家己的路,</text:span></text:p>
      <text:p text:style-name="P27"><text:span text:style-name="T11">805-1 </text:span>R 佇總統別莊的 Camp David 進行會談。</text:p>
      <text:p text:style-name="P5"><text:span text:style-name="T155">805-1 R Islam 教 Sunni </text:span><text:span text:style-name="T47">/</text:span><text:span text:style-name="T127">ˈ</text:span><text:span text:style-name="T54">sun</text:span><text:span text:style-name="T113">ɪ</text:span><text:span text:style-name="T47">/</text:span><text:span text:style-name="T156">派的 Saudi 佮Shia </text:span><text:span text:style-name="T47">/</text:span><text:a xlink:type="simple" xlink:href="https://en.wikipedia.org/wiki/Help:IPA/Arabic" text:style-name="Internet_20_link" text:visited-style-name="Visited_20_Internet_20_Link"><text:span text:style-name="T130">'ʃiːr</text:span></text:a><text:span text:style-name="T47">/</text:span><text:span text:style-name="T156"> 派的 Iran,</text:span></text:p>
      <text:p text:style-name="P30"><text:span text:style-name="T13">805-2 L 包括佇Syria、Iraq、Lebanon </text:span><text:span text:style-name="T46">/</text:span><text:bookmark text:name="tw-source-rmn6"/><text:span text:style-name="T116">ˈlebə</text:span><text:bookmark text:name="tw-source-rmn7"/><text:span text:style-name="T116">ˌnən</text:span><text:span text:style-name="T46">/</text:span><text:span text:style-name="T13">、Yemen </text:span><text:span text:style-name="T46">/jem</text:span><text:span text:style-name="T121">ə</text:span><text:span text:style-name="T46">m/</text:span></text:p>
      <text:p text:style-name="P28"><text:span text:style-name="T14">805-4</text:span> R Saudi 79 歲的新國王 Salman<text:span text:style-name="T24"> /ˈ</text:span><text:span text:style-name="T59">salm</text:span><text:span text:style-name="T116">ə</text:span><text:span text:style-name="T59">n</text:span><text:span text:style-name="T24">/</text:span> 今，</text:p>
      <text:p text:style-name="P29"/>
      <text:p text:style-name="P29"/>
      <text:p text:style-name="P29"/>
      <text:p text:style-name="P29"/>
      <text:p text:style-name="P31">807-1 L 5 月中占領 Iraq 重要城市Ramadi <text:span text:style-name="T24">/</text:span><text:span text:style-name="T60">raˈmad</text:span><text:span text:style-name="T112">ɪ</text:span><text:span text:style-name="T24">/</text:span>,</text:p>
      <text:p text:style-name="P32"><text:span text:style-name="T15">807-1 L 離首都 Baghdad </text:span><text:span text:style-name="T61">/</text:span><text:span text:style-name="T125">ˈ</text:span><text:span text:style-name="T116">bæg,d</text:span><text:span text:style-name="T126">e</text:span><text:span text:style-name="T116">d</text:span><text:span text:style-name="T61">/</text:span><text:span text:style-name="T15">賰無 100 公里。</text:span></text:p>
      <text:p text:style-name="P55"><text:span text:style-name="T15">807-1 R 《外交政策》雜誌網站一篇由兩位學者 Gordon Adams 佮 Richard Sokolsky </text:span><text:span text:style-name="T61">/s</text:span><text:span text:style-name="T77">ʌˈ</text:span><text:span text:style-name="T61">kol</text:span><text:span text:style-name="T112">,</text:span><text:span text:style-name="T61">sk</text:span><text:span text:style-name="T77">ɪ</text:span><text:span text:style-name="T62">/</text:span><text:span text:style-name="T16"> 寫的文章,</text:span></text:p>
      <text:p text:style-name="P33"><text:soft-page-break/><text:span text:style-name="T15">807-1 R IS 佮 al Qaeda </text:span><text:span text:style-name="T106">/</text:span><text:span text:style-name="T108">a</text:span><text:span text:style-name="T106">l ˈkaɪdə/</text:span><text:span text:style-name="T17">無仝,</text:span></text:p>
      <text:p text:style-name="P34"><text:span text:style-name="T15">807-1 R 前者的目標是建立區域性的caliphate </text:span><text:span text:style-name="T61">/ˈk</text:span><text:span text:style-name="T77">ɛ</text:span><text:span text:style-name="T61">l</text:span><text:span text:style-name="T77">ɪ</text:span><text:span text:style-name="T63">fet/</text:span><text:span text:style-name="T157">,</text:span></text:p>
      <text:p text:style-name="P35"><text:span text:style-name="T17">807-2 R 講這是一場 Muslim </text:span><text:span text:style-name="T64">/ˈm</text:span><text:span text:style-name="T86">ʌ</text:span><text:span text:style-name="T133">s</text:span><text:span text:style-name="T134">l</text:span><text:span text:style-name="T87">ɪ</text:span><text:span text:style-name="T133">m/</text:span><text:span text:style-name="T17"> 對抗美國十字軍的聖戰,</text:span></text:p>
      <text:p text:style-name="P36"/>
      <text:p text:style-name="P37"><text:span text:style-name="T17">807-3 R 《外交政策》的社長 David Rothkopf </text:span><text:span text:style-name="T64">/</text:span><text:span text:style-name="T106">'rɔθkɔpf</text:span><text:span text:style-name="T64">/</text:span><text:span text:style-name="T17"> 拄好嘛寫文章指出這種做法有真濟風險,</text:span></text:p>
      <text:p text:style-name="P38"><text:span text:style-name="T17">807-4 L Iraq 萬一到時陣變成 IS 佮Shiite </text:span><text:span text:style-name="T106">/ʃiːaɪt/</text:span><text:span text:style-name="T17">派的 Iran 瓜分的狀況,</text:span></text:p>
      <text:p text:style-name="P36"/>
      <text:p text:style-name="P36"/>
      <text:p text:style-name="P39">808-1 R Pew <text:span text:style-name="T24">/</text:span><text:span text:style-name="T65">piu</text:span><text:span text:style-name="T24">/</text:span>研究中心調查發現,</text:p>
      <text:p text:style-name="P40"><text:span text:style-name="T18">808-2 L Pennsylvania </text:span><text:span text:style-name="T66">/</text:span><text:bookmark text:name="tw-source-rmn10"/><text:span text:style-name="T116">ˌpensəlˈv</text:span><text:span text:style-name="T122">æ</text:span><text:span text:style-name="T116">n</text:span><text:span text:style-name="T122">j</text:span><text:span text:style-name="T116">ə</text:span><text:span text:style-name="T66">/</text:span><text:span text:style-name="T18">大學調查大眾是毋是願意為著一寡小利來犧牲隱私。</text:span></text:p>
      <text:p text:style-name="P39">808-2 R 研究的主持學者 Joseph Turow <text:span text:style-name="T24">/ˈ</text:span><text:span text:style-name="T67">turo</text:span><text:span text:style-name="T24">/</text:span>講,</text:p>
      <text:p text:style-name="P55"><text:span text:style-name="T18">808-3 L 學者 Zeynep Tufekci </text:span><text:span text:style-name="T66">/ˈze</text:span><text:span text:style-name="T112">,</text:span><text:span text:style-name="T66">n</text:span><text:span text:style-name="T77">æ</text:span><text:span text:style-name="T66">p</text:span><text:span text:style-name="T18">/</text:span><text:span text:style-name="T66">/tuˈf</text:span><text:span text:style-name="T88">ɛ</text:span><text:span text:style-name="T66">k</text:span><text:span text:style-name="T73">tʃ</text:span><text:span text:style-name="T87">ɪ</text:span><text:span text:style-name="T66">/</text:span><text:span text:style-name="T18">最近投稿《紐約時報》講,</text:span></text:p>
      <text:p text:style-name="P41"><text:span text:style-name="T18">808-3 </text:span>L Tufekci <text:span text:style-name="T66">/tuˈf</text:span><text:span text:style-name="T88">ɛ</text:span><text:span text:style-name="T66">k</text:span><text:span text:style-name="T73">tʃ</text:span><text:span text:style-name="T87">ɪ</text:span><text:span text:style-name="T66">/</text:span>指出,</text:p>
      <text:p text:style-name="P43"><text:span text:style-name="T19">808-4 L 但是 Tufekci </text:span><text:span text:style-name="T66">/tuˈf</text:span><text:span text:style-name="T88">ɛ</text:span><text:span text:style-name="T66">k</text:span><text:span text:style-name="T75">tʃ</text:span><text:span text:style-name="T87">ɪ</text:span><text:span text:style-name="T66">/</text:span><text:span text:style-name="T19">引用網路專家 Ethan Zuckerman </text:span><text:span text:style-name="T68">/ˈz</text:span><text:span text:style-name="T77">ʌ</text:span><text:span text:style-name="T68">k</text:span><text:span text:style-name="T77">ɚ,</text:span><text:span text:style-name="T69">m</text:span><text:span text:style-name="T88">ɛ</text:span><text:span text:style-name="T89">n</text:span><text:span text:style-name="T68">/</text:span><text:span text:style-name="T19">所講,</text:span></text:p>
      <text:p text:style-name="P42"/>
      <text:p text:style-name="P42"/>
      <text:p text:style-name="P44"><text:span text:style-name="T19">809-1 L Ireland </text:span><text:span text:style-name="T68">/</text:span><text:bookmark text:name="tw-source-rmn11"/><text:span text:style-name="T116">ˈ</text:span><text:span text:style-name="T123">a</text:span><text:span text:style-name="T87">ɪ</text:span><text:span text:style-name="T116">rlənd</text:span><text:span text:style-name="T68">/</text:span><text:span text:style-name="T19">頂個月公民投票通過同性婚合法化,</text:span></text:p>
      <text:p text:style-name="P45"><text:span text:style-name="T19">809-1 R 領導保守聯盟的澳洲總理 Tony Abbott </text:span><text:span text:style-name="T68">/ˈ</text:span><text:span text:style-name="T77">ɛ</text:span><text:span text:style-name="T90">b</text:span><text:span text:style-name="T124">ʌ</text:span><text:span text:style-name="T90">t</text:span><text:span text:style-name="T70">/</text:span><text:span text:style-name="T20">本人反對同性婚姻,</text:span></text:p>
      <text:p text:style-name="P46">809-2 L 進前綠黨佮 Abbott <text:span text:style-name="T68">/ˈ</text:span><text:span text:style-name="T77">ɛ</text:span><text:span text:style-name="T90">b</text:span><text:span text:style-name="T124">ʌ</text:span><text:span text:style-name="T90">t</text:span><text:span text:style-name="T70">/</text:span>的自由黨同事攏已經提出支持同性婚合法的法案。</text:p>
      <text:p text:style-name="P47"><text:span text:style-name="T19">809-2 R 一間研究公司 Crosby Textor </text:span><text:span text:style-name="T68">/ˈkr</text:span><text:span text:style-name="T91">ɔ</text:span><text:span text:style-name="T68">sb</text:span><text:span text:style-name="T87">ɪ</text:span><text:span text:style-name="T68">/ /ˈt</text:span><text:span text:style-name="T77">ɛ</text:span><text:span text:style-name="T68">xt</text:span><text:span text:style-name="T77">ɚ</text:span><text:span text:style-name="T71">/</text:span><text:span text:style-name="T21">做的民調講,</text:span></text:p>
      <text:p text:style-name="P48">809-4 L 工黨的副領袖 Tanya Plibersek <text:span text:style-name="T24">/ˈ</text:span><text:span text:style-name="T72">t</text:span><text:span text:style-name="T88">ɛ</text:span><text:span text:style-name="T72">nja//ˈpl</text:span><text:span text:style-name="T87">ɪ</text:span><text:span text:style-name="T72">b</text:span><text:span text:style-name="T92">ɚ</text:span><text:span text:style-name="T72">s</text:span><text:span text:style-name="T88">ɛ</text:span><text:span text:style-name="T72">k/</text:span>嘛講,</text:p>
      <text:p text:style-name="P49"/>
      <text:p text:style-name="P49"/>
      <text:p text:style-name="P50"><text:span text:style-name="T22">810-1 L 教宗 Francis </text:span><text:span text:style-name="T140">‎</text:span><text:span text:style-name="T106">/ˈfræːnsɪs/</text:span><text:span text:style-name="T22">6 月 18 號發佈「通諭」,</text:span></text:p>
      <text:p text:style-name="P50"><text:span text:style-name="T22">810-1 L 這句是英國《衛報》專欄作家Giles Fraser </text:span><text:span text:style-name="T106">[ˈdʒaɪlz]</text:span><text:span text:style-name="T109">[</text:span><text:bookmark text:name="tw-source-rmn12"/><text:span text:style-name="T109">ˈfrez</text:span><text:span text:style-name="T93">ɚ</text:span><text:span text:style-name="T109">]</text:span><text:span text:style-name="T23">的理解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Gentium" svg:font-family="Gentium, 'Gentium Plus', GentiumAlt, 'DejaVu Sans', 'Segoe UI', 'Lucida Grande', 'Charis SIL', 'Doulos SIL', 'TITUS Cyberbit Basic', Code2000, 'Lucida Sans Unicode', sans-serif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arial" svg:font-family="arial, sans-serif"/>
    <style:font-face style:name="inherit" svg:font-family="inherit"/>
    <style:font-face style:name="q serif" svg:font-family="'q serif', Georgia, Times, 'Times New Roman', 'Hiragino Kaku Gothic Pro', Meiryo, serif"/>
    <style:font-face style:name="sans-serif" svg:font-family="sans-serif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52:01.890422829</meta:creation-date>
    <dc:date>2018-09-04T17:22:13.526734144</dc:date>
    <meta:editing-duration>PT3H4M33S</meta:editing-duration>
    <meta:editing-cycles>117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948" meta:character-count="2601" meta:non-whitespace-character-count="2290"/>
  </office:meta>
</office:document-meta>
</file>